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ans-serif" fo:font-size="11pt" fo:font-weight="bold" officeooo:paragraph-rsid="0009db5b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sans-serif" fo:font-size="11pt" officeooo:paragraph-rsid="0009db5b" style:font-size-asian="11pt" style:font-size-complex="11pt"/>
    </style:style>
    <style:style style:name="P3" style:family="paragraph" style:parent-style-name="Standard">
      <style:text-properties style:font-name="sans-serif" fo:font-size="11pt" officeooo:paragraph-rsid="0009db5b" style:font-size-asian="11pt" style:font-size-complex="11pt"/>
    </style:style>
    <style:style style:name="P4" style:family="paragraph" style:parent-style-name="Standard">
      <style:text-properties fo:font-size="11pt" officeooo:paragraph-rsid="0009db5b" style:font-size-asian="11pt" style:font-size-complex="11pt"/>
    </style:style>
    <style:style style:name="P5" style:family="paragraph" style:parent-style-name="Standard">
      <style:text-properties fo:font-size="11pt" style:text-underline-style="solid" style:text-underline-width="auto" style:text-underline-color="font-color" fo:font-weight="bold" officeooo:rsid="001b25ee" officeooo:paragraph-rsid="001b25ee" style:font-size-asian="11pt" style:font-weight-asian="bold" style:font-size-complex="11pt" style:font-weight-complex="bold"/>
    </style:style>
    <style:style style:name="P6" style:family="paragraph" style:parent-style-name="Standard">
      <style:text-properties fo:font-size="11pt" style:text-underline-style="none" fo:font-weight="normal" officeooo:rsid="001b6001" officeooo:paragraph-rsid="001b6001" style:font-size-asian="11pt" style:font-weight-asian="normal" style:font-size-complex="11pt" style:font-weight-complex="normal"/>
    </style:style>
    <style:style style:name="P7" style:family="paragraph" style:parent-style-name="Standard">
      <style:text-properties fo:font-size="11pt" style:text-underline-style="none" fo:font-weight="bold" officeooo:rsid="001b6001" officeooo:paragraph-rsid="001b6001" style:font-size-asian="11pt" style:font-weight-asian="bold" style:font-size-complex="11pt" style:font-weight-complex="bold"/>
    </style:style>
    <style:style style:name="P8" style:family="paragraph" style:parent-style-name="Standard">
      <style:text-properties fo:font-size="11pt" style:text-underline-style="none" fo:font-weight="bold" officeooo:rsid="001b6001" officeooo:paragraph-rsid="001cdb02" style:font-size-asian="11pt" style:font-weight-asian="bold" style:font-size-complex="11pt" style:font-weight-complex="bold"/>
    </style:style>
    <style:style style:name="P9" style:family="paragraph" style:parent-style-name="Standard">
      <style:text-properties style:font-name="sans-serif" fo:font-size="11pt" officeooo:paragraph-rsid="0009db5b" style:font-size-asian="11pt" style:font-size-complex="11pt"/>
    </style:style>
    <style:style style:name="P10" style:family="paragraph" style:parent-style-name="Standard">
      <style:text-properties style:font-name="sans-serif" fo:font-size="11pt" style:text-underline-style="solid" style:text-underline-width="auto" style:text-underline-color="font-color" fo:font-weight="bold" officeooo:rsid="001b6001" officeooo:paragraph-rsid="001b6001" style:font-size-asian="11pt" style:font-weight-asian="bold" style:font-size-complex="11pt" style:font-weight-complex="bold"/>
    </style:style>
    <style:style style:name="P11" style:family="paragraph" style:parent-style-name="Standard">
      <style:text-properties style:font-name="sans-serif" fo:font-size="11pt" style:text-underline-style="solid" style:text-underline-width="auto" style:text-underline-color="font-color" fo:font-weight="bold" officeooo:rsid="001cdb02" officeooo:paragraph-rsid="001cdb02" style:font-size-asian="11pt" style:font-weight-asian="bold" style:font-size-complex="11pt" style:font-weight-complex="bold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b25ee"/>
    </style:style>
    <style:style style:name="T3" style:family="text">
      <style:text-properties style:font-name="sans-serif" officeooo:rsid="001cdb02"/>
    </style:style>
    <style:style style:name="T4" style:family="text">
      <style:text-properties officeooo:rsid="001b25ee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text-underline-style="none" fo:font-weight="normal" style:font-weight-asian="normal" style:font-weight-complex="normal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che méthode: l’<text:span text:style-name="T4">Ampèremètre</text:span></text:p>
      <text:p text:style-name="P2"/>
      <text:p text:style-name="P3">Objectifs:</text:p>
      <text:p text:style-name="P4"><text:span text:style-name="T1">- savoir-</text:span><text:span text:style-name="T2">utiliser un ampèremètre</text:span></text:p>
      <text:p text:style-name="P3"/>
      <text:p text:style-name="P3"/>
      <text:p text:style-name="P10">Utiliser l’ampèremètre :</text:p>
      <text:p text:style-name="P10"><text:span text:style-name="T6">1) On commence par le plus grand calibre (voir ci dessous)</text:span></text:p>
      <text:p text:style-name="P10"><text:span text:style-name="T6">2) On convertit le résultat en milliampère</text:span></text:p>
      <text:p text:style-name="P11"><text:span text:style-name="T6">3) si le résultat n’est pas plus grand que le calibre (exemple 200 milliampère) on recommence la mesure avec le calibre directement en dessous, plus de détails sur les calibre ci dessous)</text:span></text:p>
      <text:p text:style-name="P3"/>
      <text:p text:style-name="P5"><text:span text:style-name="T1">Régler l’ampèremètre sur le calibre de son choix (du plus grand au plus petit calibre).</text:span></text:p>
      <text:p text:style-name="P5"><text:span text:style-name="T1"/></text:p>
      <text:p text:style-name="P6"><text:span text:style-name="T1">1. Le plus grand calibre</text:span></text:p>
      <text:p text:style-name="P8"><text:span text:style-name="T1">On peut </text:span><text:span text:style-name="T3">doit toujours l’utiliser en premier</text:span></text:p>
      <text:p text:style-name="P6"><text:span text:style-name="T1">Un câble entre par la borne COM et l’autre par la borne ‘’10A’’</text:span></text:p>
      <text:p text:style-name="P6"><text:span text:style-name="T1">Dans la partie en bas à gauche du multimètre, on tourne le calibre pour pointer ‘’10A’’ écrit en rouge</text:span></text:p>
      <text:p text:style-name="P6"><text:span text:style-name="T1">Le résultat est lu en ampère</text:span></text:p>
      <text:p text:style-name="P6"><text:span text:style-name="T1"/></text:p>
      <text:p text:style-name="P6"><text:span text:style-name="T1">2. calibre juste en dessous</text:span></text:p>
      <text:p text:style-name="P7"><text:span text:style-name="T1">On peut l’utiliser si le résultat précédent ne dépasse pas 200mA</text:span></text:p>
      <text:p text:style-name="P6"><text:span text:style-name="T1">Un câble entre par la borne COM et l’autre par la borne ‘’mA’’</text:span></text:p>
      <text:p text:style-name="P6"><text:span text:style-name="T1">Dans la partie en bas à gauche du multimètre, on tourne le calibre pour pointer ‘’200mA’’ écrit en rouge</text:span></text:p>
      <text:p text:style-name="P6"><text:span text:style-name="T1">Le résultat est lu en milliampère</text:span></text:p>
      <text:p text:style-name="P6"><text:span text:style-name="T1"/></text:p>
      <text:p text:style-name="P6"><text:span text:style-name="T1">2. calibre juste en dessous</text:span></text:p>
      <text:p text:style-name="P7"><text:span text:style-name="T1">On peut l’utiliser si le résultat précédent ne dépasse pas 20mA</text:span></text:p>
      <text:p text:style-name="P6"><text:span text:style-name="T1">Un câble entre par la borne COM et l’autre par la borne ‘’mA’’</text:span></text:p>
      <text:p text:style-name="P6"><text:span text:style-name="T1">Dans la partie en bas à gauche du multimètre, on tourne le calibre pour pointer ‘’20mA’’ écrit en rouge</text:span></text:p>
      <text:p text:style-name="P6"><text:span text:style-name="T1">Le résultat est lu en milliampère</text:span></text:p>
      <text:p text:style-name="P6"><text:span text:style-name="T1"/></text:p>
      <text:p text:style-name="P6"><text:span text:style-name="T1">2. calibre le plus petit</text:span></text:p>
      <text:p text:style-name="P7"><text:span text:style-name="T1">On peut l’utiliser si le résultat précédent ne dépasse pas 2mA</text:span></text:p>
      <text:p text:style-name="P6"><text:span text:style-name="T1">Un câble entre par la borne COM et l’autre par la borne ‘’mA’’</text:span></text:p>
      <text:p text:style-name="P6"><text:span text:style-name="T1">Dans la partie en bas à gauche du multimètre, on tourne le calibre pour pointer ‘’2mA’’ écrit en rouge</text:span></text:p>
      <text:p text:style-name="P6"><text:span text:style-name="T1">Le résultat est lu en milliampè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OpenSymbol" style:font-charset="x-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fo:font-family="OpenSymbol" style:font-charset="x-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fo:font-family="OpenSymbol" style:font-charset="x-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fo:font-family="OpenSymbol" style:font-charset="x-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fo:font-family="OpenSymbol" style:font-charset="x-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fo:font-family="OpenSymbol" style:font-charset="x-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fo:font-family="OpenSymbol" style:font-charset="x-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fo:font-family="OpenSymbol" style:font-charset="x-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fo:font-family="OpenSymbol" style:font-charset="x-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fo:font-family="OpenSymbol" style:font-charset="x-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2T17:53:25.743559683</meta:creation-date>
    <dc:date>2020-09-16T12:12:06.970000000</dc:date>
    <meta:editing-duration>PT1H6M17S</meta:editing-duration>
    <meta:editing-cycles>21</meta:editing-cycles>
    <meta:generator>LibreOffice/6.0.7.3$Windows_x86 LibreOffice_project/dc89aa7a9eabfd848af146d5086077aeed2ae4a5</meta:generator>
    <meta:document-statistic meta:table-count="0" meta:image-count="0" meta:object-count="0" meta:page-count="1" meta:paragraph-count="28" meta:word-count="288" meta:character-count="1589" meta:non-whitespace-character-count="1329"/>
  </office:meta>
</office:document-meta>
</file>